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A000002AA4B7D5F6E5AB2CF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2.572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ce181e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Polymny</text:span></text:p>
          </draw:text-box>
        </draw:frame>
        <draw:frame presentation:style-name="pr2" draw:text-style-name="P2" draw:layer="layout" svg:width="25.199cm" svg:height="9.134cm" svg:x="1.4cm" svg:y="2.2cm" presentation:class="subtitle" presentation:user-transformed="true">
          <draw:text-box>
            <text:p><text:span text:style-name="T2">SLIDE </text:span><text:span text:style-name="T3">#1</text:span></text:p>
          </draw:text-box>
        </draw:frame>
        <draw:frame draw:style-name="gr1" draw:text-style-name="P3" draw:layer="layout" svg:width="5.557cm" svg:height="5.557cm" svg:x="10.843cm" svg:y="9.793cm">
          <draw:image xlink:href="Pictures/10000201000002AA000002AA4B7D5F6E5AB2CFC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Polymny</text:span></text:p>
          </draw:text-box>
        </draw:frame>
        <draw:frame presentation:style-name="pr2" draw:text-style-name="P2" draw:layer="layout" svg:width="25.199cm" svg:height="9.134cm" svg:x="1.4cm" svg:y="2.2cm" presentation:class="subtitle" presentation:user-transformed="true">
          <draw:text-box>
            <text:p><text:span text:style-name="T2">SLIDE </text:span><text:span text:style-name="T3">#2</text:span></text:p>
          </draw:text-box>
        </draw:frame>
        <draw:frame draw:style-name="gr1" draw:text-style-name="P3" draw:layer="layout" svg:width="5.557cm" svg:height="5.557cm" svg:x="10.843cm" svg:y="9.793cm">
          <draw:image xlink:href="Pictures/10000201000002AA000002AA4B7D5F6E5AB2CFC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Polymny</text:span></text:p>
          </draw:text-box>
        </draw:frame>
        <draw:frame presentation:style-name="pr2" draw:text-style-name="P2" draw:layer="layout" svg:width="25.199cm" svg:height="9.134cm" svg:x="1.4cm" svg:y="2.2cm" presentation:class="subtitle" presentation:user-transformed="true">
          <draw:text-box>
            <text:p><text:span text:style-name="T2">SLIDE </text:span><text:span text:style-name="T3">#3</text:span></text:p>
          </draw:text-box>
        </draw:frame>
        <draw:frame draw:style-name="gr1" draw:text-style-name="P3" draw:layer="layout" svg:width="5.557cm" svg:height="5.557cm" svg:x="10.843cm" svg:y="9.793cm">
          <draw:image xlink:href="Pictures/10000201000002AA000002AA4B7D5F6E5AB2CFC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0T08:59:04.119150559</meta:creation-date>
    <dc:date>2020-06-10T09:04:24.139022045</dc:date>
    <meta:editing-duration>PT3M34S</meta:editing-duration>
    <meta:editing-cycles>2</meta:editing-cycles>
    <meta:generator>LibreOffice/6.0.7.3$Linux_X86_64 LibreOffice_project/00m0$Build-3</meta:generator>
    <meta:document-statistic meta:object-count="36"/>
  </office:meta>
</office:document-meta>
</file>